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2.671cm" fo:min-width="4.58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782cm" fo:min-width="4.326cm"/>
    </style:style>
    <style:style style:name="gr6" style:family="graphic" style:parent-style-name="standard">
      <style:graphic-properties svg:stroke-width="0.081cm" draw:marker-start-width="0.322cm" draw:marker-end-width="0.322cm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auto-grow-height="false" fo:min-height="6.736cm" fo:min-width="7.375cm" fo:wrap-option="no-wrap"/>
    </style:style>
    <style:style style:name="gr8" style:family="graphic" style:parent-style-name="standard">
      <style:graphic-properties draw:auto-grow-height="false" fo:min-height="3.877cm" fo:min-width="7.437cm" fo:wrap-option="no-wrap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1.147cm" fo:min-width="4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401cm" fo:min-width="6.612cm"/>
    </style:style>
    <style:style style:name="gr12" style:family="graphic" style:parent-style-name="standard">
      <style:graphic-properties draw:auto-grow-height="false" fo:min-height="6.101cm" fo:min-width="8.137cm" fo:wrap-option="no-wrap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29cm" fo:min-width="6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fill-color="#f6f9d4" draw:textarea-horizontal-align="justify" draw:textarea-vertical-align="middle" draw:auto-grow-height="false" fo:min-height="1.782cm" fo:min-width="3.691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512cm" fo:min-width="1.405cm"/>
    </style:style>
    <style:style style:name="gr18" style:family="graphic" style:parent-style-name="standard">
      <style:graphic-properties draw:fill-color="#ffe994" draw:textarea-horizontal-align="justify" draw:textarea-vertical-align="middle" draw:auto-grow-height="false" fo:min-height="1.782cm" fo:min-width="3.691cm"/>
    </style:style>
    <style:style style:name="gr19" style:family="graphic" style:parent-style-name="standard">
      <style:graphic-properties draw:fill-color="#dde8cb" draw:textarea-horizontal-align="justify" draw:textarea-vertical-align="middle" draw:auto-grow-height="false" fo:min-height="1.782cm" fo:min-width="3.691cm"/>
    </style:style>
    <style:style style:name="gr20" style:family="graphic" style:parent-style-name="standard">
      <style:graphic-properties draw:fill-color="#e0c2cd" draw:textarea-horizontal-align="justify" draw:textarea-vertical-align="middle" draw:auto-grow-height="false" fo:min-height="0.639cm" fo:min-width="2.548cm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0.639cm" fo:min-width="2.548cm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47cm" fo:min-width="8.817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2.417cm" fo:min-width="3.05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2.417cm" fo:min-width="3.056cm"/>
    </style:style>
    <style:style style:name="gr26" style:family="graphic" style:parent-style-name="standard">
      <style:graphic-properties draw:fill-color="#fff5ce" draw:textarea-horizontal-align="justify" draw:textarea-vertical-align="middle" draw:auto-grow-height="false" fo:min-height="2.417cm" fo:min-width="3.056cm"/>
    </style:style>
    <style:style style:name="gr27" style:family="graphic" style:parent-style-name="standard">
      <style:graphic-properties draw:fill-color="#b3cac7" draw:textarea-horizontal-align="justify" draw:textarea-vertical-align="middle" draw:auto-grow-height="false" fo:min-height="2.417cm" fo:min-width="3.056cm"/>
    </style:style>
    <style:style style:name="gr28" style:family="graphic" style:parent-style-name="standard">
      <style:graphic-properties draw:fill-color="#afd095" draw:textarea-horizontal-align="justify" draw:textarea-vertical-align="middle" draw:auto-grow-height="false" fo:min-height="2.417cm" fo:min-width="3.05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2.417cm" fo:min-width="3.056cm"/>
    </style:style>
    <style:style style:name="gr30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3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e994"/>
      <style:paragraph-properties fo:text-align="center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dee6ef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-color="#fff5ce"/>
      <style:paragraph-properties fo:text-align="center"/>
    </style:style>
    <style:style style:name="P21" style:family="paragraph">
      <loext:graphic-properties draw:fill-color="#b3cac7"/>
      <style:paragraph-properties fo:text-align="center"/>
    </style:style>
    <style:style style:name="P22" style:family="paragraph">
      <loext:graphic-properties draw:fill-color="#afd095"/>
      <style:paragraph-properties fo:text-align="center"/>
    </style:style>
    <style:style style:name="P23" style:family="paragraph">
      <loext:graphic-properties draw:fill-color="#eeeee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svg:x="8.366cm" svg:y="2.016cm">
          <text:p text:style-name="P1"><text:span text:style-name="T1">Colav Organiz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1" draw:id="id1" draw:layer="layout" svg:width="3.683cm" svg:height="1.524cm" svg:x="3.921cm" svg:y="2.905cm">
          <text:p text:style-name="P1">GitHub Org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08cm" svg:height="2.921cm" svg:x="9.382cm" svg:y="4.429cm">
          <text:p text:style-name="P1">Repositories</text:p>
          <text:p text:style-name="P1">Ex: WOSPlu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04cm" svg:y1="3.667cm" svg:x2="9.382cm" svg:y2="5.889cm" draw:start-shape="id1" draw:start-glue-point="1" draw:end-shape="id2" draw:end-glue-point="3" svg:d="M7604 3667h889v2222h889" svg:viewBox="0 0 1779 2223">
          <text:p/>
        </draw:connector>
        <draw:custom-shape draw:style-name="gr5" draw:text-style-name="P5" xml:id="id3" draw:id="id3" draw:layer="layout" svg:width="4.826cm" svg:height="2.032cm" svg:x="17.002cm" svg:y="4.048cm">
          <text:p text:style-name="P1">Travis CI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4.826cm" svg:height="2.032cm" svg:x="17.002cm" svg:y="6.588cm">
          <text:p text:style-name="P1">Codac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462cm" svg:y1="5.889cm" svg:x2="17.002cm" svg:y2="5.064cm" draw:start-shape="id2" draw:start-glue-point="1" draw:end-shape="id3" draw:end-glue-point="3" svg:d="M14462 5889h1270v-825h1270" svg:viewBox="0 0 2541 826">
          <text:p/>
        </draw:connector>
        <draw:connector draw:style-name="gr6" draw:text-style-name="P1" draw:layer="layout" svg:x1="14.462cm" svg:y1="5.889cm" svg:x2="17.002cm" svg:y2="7.604cm" draw:start-shape="id2" draw:start-glue-point="1" draw:end-shape="id4" draw:end-glue-point="3" svg:d="M14462 5889h1270v1715h1270" svg:viewBox="0 0 2541 1716">
          <text:p/>
        </draw:connector>
        <draw:custom-shape draw:style-name="gr7" draw:text-style-name="P6" draw:layer="layout" svg:width="7.874cm" svg:height="6.985cm" svg:x="15.097cm" svg:y="2.27cm">
          <text:p><text:span text:style-name="T1">Servic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xml:id="id5" draw:id="id5" draw:layer="layout" svg:width="8.001cm" svg:height="4.191cm" svg:x="15.124cm" svg:y="9.6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6.1835748792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7" draw:layer="layout" svg:width="4.953cm" svg:height="1.397cm" svg:x="16.621cm" svg:y="11.541cm">
          <text:p text:style-name="P1">Pypi Org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423cm" svg:height="0.962cm" svg:x="15.37cm" svg:y="9.89cm">
          <draw:text-box>
            <text:p><text:span text:style-name="T1">Packages</text:span></text:p>
          </draw:text-box>
        </draw:frame>
        <draw:connector draw:style-name="gr4" draw:text-style-name="P1" draw:layer="layout" svg:x1="11.922cm" svg:y1="7.35cm" svg:x2="15.124cm" svg:y2="11.731cm" draw:start-shape="id2" draw:start-glue-point="2" draw:end-shape="id5" draw:end-glue-point="3" svg:d="M11922 7350v4381h3202" svg:viewBox="0 0 3203 4382">
          <text:p/>
        </draw:connector>
        <draw:custom-shape draw:style-name="gr11" draw:text-style-name="P9" xml:id="id6" draw:id="id6" draw:layer="layout" svg:width="7.112cm" svg:height="1.651cm" svg:x="3.113cm" svg:y="9.009cm">
          <text:p text:style-name="P1"><text:span text:style-name="T1">Jekyll</text:span></text:p>
          <text:p text:style-name="P1">https://colav.github.io/</text:p>
          <draw:enhanced-geometry svg:viewBox="0 0 21600 21600" draw:type="rectangle" draw:enhanced-path="M 0 0 L 21600 0 21600 21600 0 21600 0 0 Z N"/>
        </draw:custom-shape>
        <draw:custom-shape draw:style-name="gr12" draw:layer="layout" svg:width="8.636cm" svg:height="6.35cm" svg:x="2.397cm" svg:y="7.6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9" xml:id="id7" draw:id="id7" draw:layer="layout" svg:width="7.112cm" svg:height="2.54cm" svg:x="3.113cm" svg:y="11.076cm">
          <text:p text:style-name="P1"><text:span text:style-name="T1">SPHINX</text:span></text:p>
          <text:p text:style-name="P1">API / Packages </text:p>
          <text:p text:style-name="P1">Documentation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125cm" svg:height="0.962cm" svg:x="2.524cm" svg:y="7.858cm">
          <draw:text-box>
            <text:p><text:span text:style-name="T1">Documentation</text:span></text:p>
          </draw:text-box>
        </draw:frame>
        <draw:connector draw:style-name="gr4" draw:text-style-name="P1" draw:layer="layout" svg:x1="11.922cm" svg:y1="7.35cm" svg:x2="10.225cm" svg:y2="9.834cm" draw:start-shape="id2" draw:start-glue-point="2" draw:end-shape="id6" draw:end-glue-point="1" svg:d="M11922 7350v2484h-1697" svg:viewBox="0 0 1698 2485">
          <text:p/>
        </draw:connector>
        <draw:connector draw:style-name="gr4" draw:text-style-name="P1" draw:layer="layout" svg:x1="11.922cm" svg:y1="7.35cm" svg:x2="10.225cm" svg:y2="12.346cm" draw:start-shape="id2" draw:start-glue-point="2" draw:end-shape="id7" draw:end-glue-point="1" svg:d="M11922 7350v4996h-1697" svg:viewBox="0 0 1698 4997">
          <text:p/>
        </draw:connector>
      </draw:page>
      <draw:page draw:name="page2" draw:style-name="dp1" draw:master-page-name="Default">
        <draw:custom-shape draw:style-name="gr15" draw:text-style-name="P10" draw:layer="layout" svg:width="8.128cm" svg:height="1.016cm" svg:x="9.59cm" svg:y="1.762cm">
          <text:p text:style-name="P1"><text:span text:style-name="T1">PDBServer / PDBLoa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9" draw:id="id9" draw:layer="layout" svg:width="4.191cm" svg:height="2.032cm" svg:x="3.459cm" svg:y="6.326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1.905cm" svg:height="0.762cm" svg:x="2.551cm" svg:y="4.302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0" draw:id="id10" draw:layer="layout" svg:width="1.905cm" svg:height="0.762cm" svg:x="4.583cm" svg:y="4.302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1" draw:id="id11" draw:layer="layout" svg:width="1.905cm" svg:height="0.762cm" svg:x="6.623cm" svg:y="4.302cm">
          <text:p text:style-name="P1">excel</text:p>
          <draw:enhanced-geometry svg:viewBox="0 0 21600 21600" draw:type="rectangle" draw:enhanced-path="M 0 0 L 21600 0 21600 21600 0 21600 0 0 Z N"/>
        </draw:custom-shape>
        <draw:g>
          <draw:connector draw:style-name="gr4" draw:text-style-name="P1" draw:layer="layout" svg:x1="3.503cm" svg:y1="5.064cm" svg:x2="5.554cm" svg:y2="6.326cm" draw:start-shape="id8" draw:start-glue-point="2" draw:end-shape="id9" draw:end-glue-point="0" svg:d="M3503 5064v631h2051v631" svg:viewBox="0 0 2052 1263">
            <text:p/>
          </draw:connector>
          <draw:connector draw:style-name="gr4" draw:text-style-name="P1" draw:layer="layout" svg:x1="5.535cm" svg:y1="5.064cm" svg:x2="5.554cm" svg:y2="6.326cm" draw:start-shape="id10" draw:start-glue-point="2" draw:end-shape="id9" draw:end-glue-point="0" svg:d="M5535 5064v631h19v631" svg:viewBox="0 0 20 1263">
            <text:p/>
          </draw:connector>
          <draw:connector draw:style-name="gr4" draw:text-style-name="P1" draw:layer="layout" draw:line-skew="-0.01cm" svg:x1="7.575cm" svg:y1="5.064cm" svg:x2="5.554cm" svg:y2="6.326cm" draw:start-shape="id11" draw:start-glue-point="2" draw:end-shape="id9" draw:end-glue-point="0" svg:d="M7575 5064v621h-2021v641" svg:viewBox="0 0 2022 1263">
            <text:p/>
          </draw:connector>
        </draw:g>
        <draw:custom-shape draw:style-name="gr18" draw:text-style-name="P13" xml:id="id12" draw:id="id12" draw:layer="layout" svg:width="4.191cm" svg:height="2.032cm" svg:x="10.087cm" svg:y="6.353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3" draw:id="id13" draw:layer="layout" svg:width="4.191cm" svg:height="2.032cm" svg:x="16.528cm" svg:y="6.35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5" draw:id="id15" draw:layer="layout" svg:width="3.048cm" svg:height="0.889cm" svg:x="17.102cm" svg:y="3.97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4" draw:id="id14" draw:layer="layout" svg:width="3.048cm" svg:height="0.889cm" svg:x="21.156cm" svg:y="3.275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6" draw:id="id16" draw:layer="layout" svg:width="3.048cm" svg:height="0.889cm" svg:x="21.156cm" svg:y="4.675cm">
          <text:p text:style-name="P1">APIKey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s" svg:x1="7.65cm" svg:y1="7.342cm" svg:x2="10.087cm" svg:y2="7.369cm" draw:start-shape="id9" draw:start-glue-point="1" draw:end-shape="id12" draw:end-glue-point="3" svg:d="M7650 7342h500l1435 27h502" svg:viewBox="0 0 2438 28">
          <text:p/>
        </draw:connector>
        <draw:connector draw:style-name="gr22" draw:text-style-name="P17" draw:layer="layout" draw:type="lines" svg:x1="16.528cm" svg:y1="7.369cm" svg:x2="14.278cm" svg:y2="7.369cm" draw:start-shape="id13" draw:start-glue-point="3" draw:end-shape="id12" draw:end-glue-point="1" svg:d="M16528 7369h-502-1248-500" svg:viewBox="0 0 2251 1">
          <text:p/>
        </draw:connector>
        <draw:connector draw:style-name="gr22" draw:text-style-name="P17" draw:layer="layout" draw:type="lines" svg:x1="21.156cm" svg:y1="3.719cm" svg:x2="20.15cm" svg:y2="4.419cm" draw:start-shape="id14" draw:start-glue-point="3" draw:end-shape="id15" draw:end-glue-point="1" svg:d="M21156 3719h-501l-4 700h-501" svg:viewBox="0 0 1007 701">
          <text:p/>
        </draw:connector>
        <draw:connector draw:style-name="gr22" draw:text-style-name="P17" draw:layer="layout" draw:type="lines" svg:x1="21.156cm" svg:y1="5.119cm" svg:x2="20.15cm" svg:y2="4.419cm" draw:start-shape="id16" draw:start-glue-point="3" draw:end-shape="id15" draw:end-glue-point="1" svg:d="M21156 5119h-501l-4-700h-501" svg:viewBox="0 0 1007 701">
          <text:p/>
        </draw:connector>
        <draw:connector draw:style-name="gr22" draw:text-style-name="P17" draw:layer="layout" draw:type="line" svg:x1="18.623cm" svg:y1="6.353cm" svg:x2="18.626cm" svg:y2="4.864cm" draw:start-shape="id13" draw:start-glue-point="0" draw:end-shape="id15" draw:end-glue-point="2" svg:d="M18623 6353l3-1489" svg:viewBox="0 0 4 1490">
          <text:p/>
        </draw:connector>
      </draw:page>
      <draw:page draw:name="page3" draw:style-name="dp1" draw:master-page-name="Default">
        <draw:custom-shape draw:style-name="gr23" draw:text-style-name="P10" draw:layer="layout" svg:width="9.317cm" svg:height="1.397cm" svg:x="9.59cm" svg:y="1.381cm">
          <text:p text:style-name="P1"><text:span text:style-name="T1">Colav Automation</text:span></text:p>
          <text:p text:style-name="P1"><text:span text:style-name="T1">Google Scholar Architecture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5" draw:id="id25" draw:layer="layout" svg:width="3.556cm" svg:height="2.667cm" svg:x="2.651cm" svg:y="4.048cm">
          <text:p text:style-name="P1">Google</text:p>
          <text:p text:style-name="P1">Scholar</text:p>
          <draw:enhanced-geometry svg:viewBox="0 0 21600 21600" draw:type="rectangle" draw:enhanced-path="M 0 0 L 21600 0 21600 21600 0 21600 0 0 Z N"/>
        </draw:custom-shape>
        <draw:custom-shape draw:style-name="gr25" draw:text-style-name="P19" xml:id="id20" draw:id="id20" draw:layer="layout" svg:width="3.556cm" svg:height="2.667cm" svg:x="7.651cm" svg:y="4.048cm">
          <text:p text:style-name="P1">Rotating</text:p>
          <text:p text:style-name="P1">Proxies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7" draw:id="id17" draw:layer="layout" svg:width="3.556cm" svg:height="2.667cm" svg:x="7.951cm" svg:y="8.148cm">
          <text:p text:style-name="P1">GSLookUp</text:p>
          <draw:enhanced-geometry svg:viewBox="0 0 21600 21600" draw:type="rectangle" draw:enhanced-path="M 0 0 L 21600 0 21600 21600 0 21600 0 0 Z N"/>
        </draw:custom-shape>
        <draw:custom-shape draw:style-name="gr27" draw:text-style-name="P21" xml:id="id18" draw:id="id18" draw:layer="layout" svg:width="3.556cm" svg:height="2.667cm" svg:x="14.051cm" svg:y="5.748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8" draw:text-style-name="P22" xml:id="id19" draw:id="id19" draw:layer="layout" svg:width="3.556cm" svg:height="2.667cm" svg:x="20.651cm" svg:y="4.048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29" draw:text-style-name="P23" xml:id="id21" draw:id="id21" draw:layer="layout" svg:width="3.556cm" svg:height="2.667cm" svg:x="19.061cm" svg:y="8.028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30" draw:text-style-name="P1" xml:id="id22" draw:id="id22" draw:layer="layout" svg:width="2.032cm" svg:height="0.762cm" svg:x="23.606cm" svg:y="7.858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30" draw:text-style-name="P1" xml:id="id23" draw:id="id23" draw:layer="layout" svg:width="2.032cm" svg:height="0.762cm" svg:x="23.606cm" svg:y="8.858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30" draw:text-style-name="P1" xml:id="id24" draw:id="id24" draw:layer="layout" svg:width="2.032cm" svg:height="0.762cm" svg:x="23.606cm" svg:y="9.858cm">
          <text:p text:style-name="P1">excel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svg:x1="9.729cm" svg:y1="10.815cm" svg:x2="15.829cm" svg:y2="8.415cm" draw:start-shape="id17" draw:start-glue-point="2" draw:end-shape="id18" draw:end-glue-point="2" svg:d="M9729 10815v500h6100v-2900" svg:viewBox="0 0 6101 2901">
          <text:p/>
        </draw:connector>
        <draw:connector draw:style-name="gr32" draw:text-style-name="P17" draw:layer="layout" svg:x1="14.051cm" svg:y1="7.081cm" svg:x2="11.507cm" svg:y2="9.481cm" draw:start-shape="id18" draw:start-glue-point="3" draw:end-shape="id17" draw:end-glue-point="1" svg:d="M14051 7081h-1272v2400h-1272" svg:viewBox="0 0 2545 2401">
          <text:p/>
        </draw:connector>
        <draw:connector draw:style-name="gr32" draw:text-style-name="P17" draw:layer="layout" svg:x1="22.429cm" svg:y1="4.048cm" svg:x2="15.829cm" svg:y2="5.748cm" draw:start-shape="id19" draw:start-glue-point="0" draw:end-shape="id18" draw:end-glue-point="0" svg:d="M22429 4048v-502h-6600v2202" svg:viewBox="0 0 6601 2203">
          <text:p/>
        </draw:connector>
        <draw:connector draw:style-name="gr31" draw:text-style-name="P17" draw:layer="layout" svg:x1="17.607cm" svg:y1="7.081cm" svg:x2="20.651cm" svg:y2="5.381cm" draw:start-shape="id18" draw:start-glue-point="1" draw:end-shape="id19" draw:end-glue-point="3" svg:d="M17607 7081h1522v-1700h1522" svg:viewBox="0 0 3045 1701">
          <text:p/>
        </draw:connector>
        <draw:connector draw:style-name="gr32" draw:text-style-name="P17" draw:layer="layout" svg:x1="9.729cm" svg:y1="8.148cm" svg:x2="11.207cm" svg:y2="5.381cm" draw:start-shape="id17" draw:start-glue-point="0" draw:end-shape="id20" draw:end-glue-point="1" svg:d="M9729 8148v-717h1979v-2050h-501" svg:viewBox="0 0 1980 2768">
          <text:p/>
        </draw:connector>
        <draw:connector draw:style-name="gr31" draw:text-style-name="P17" draw:layer="layout" svg:x1="9.429cm" svg:y1="6.715cm" svg:x2="7.951cm" svg:y2="9.481cm" draw:start-shape="id20" draw:start-glue-point="2" draw:end-shape="id17" draw:end-glue-point="3" svg:d="M9429 6715v716h-1979v2050h501" svg:viewBox="0 0 1980 2767">
          <text:p/>
        </draw:connector>
        <draw:connector draw:style-name="gr31" draw:text-style-name="P17" draw:layer="layout" svg:x1="20.839cm" svg:y1="8.028cm" svg:x2="22.429cm" svg:y2="6.715cm" draw:start-shape="id21" draw:start-glue-point="0" draw:end-shape="id19" draw:end-glue-point="2" svg:d="M20839 8028v-657h1590v-656" svg:viewBox="0 0 1591 1314">
          <text:p/>
        </draw:connector>
        <draw:connector draw:style-name="gr31" draw:text-style-name="P17" draw:layer="layout" svg:x1="23.606cm" svg:y1="8.239cm" svg:x2="22.617cm" svg:y2="9.361cm" draw:start-shape="id22" draw:start-glue-point="3" draw:end-shape="id21" draw:end-glue-point="1" svg:d="M23606 8239h-494v1122h-495" svg:viewBox="0 0 990 1123">
          <text:p/>
        </draw:connector>
        <draw:connector draw:style-name="gr31" draw:text-style-name="P17" draw:layer="layout" svg:x1="23.606cm" svg:y1="9.239cm" svg:x2="22.617cm" svg:y2="9.361cm" draw:start-shape="id23" draw:start-glue-point="3" draw:end-shape="id21" draw:end-glue-point="1" svg:d="M23606 9239h-494v122h-495" svg:viewBox="0 0 990 123">
          <text:p/>
        </draw:connector>
        <draw:connector draw:style-name="gr31" draw:text-style-name="P17" draw:layer="layout" svg:x1="23.606cm" svg:y1="10.239cm" svg:x2="22.617cm" svg:y2="9.361cm" draw:start-shape="id24" draw:start-glue-point="3" draw:end-shape="id21" draw:end-glue-point="1" svg:d="M23606 10239h-494v-878h-495" svg:viewBox="0 0 990 879">
          <text:p/>
        </draw:connector>
        <draw:connector draw:style-name="gr32" draw:text-style-name="P17" draw:layer="layout" svg:x1="9.429cm" svg:y1="4.048cm" svg:x2="4.429cm" svg:y2="4.048cm" draw:start-shape="id20" draw:start-glue-point="0" draw:end-shape="id25" draw:end-glue-point="0" svg:d="M9429 4048v-502h-5000v502" svg:viewBox="0 0 5001 503">
          <text:p/>
        </draw:connector>
        <draw:connector draw:style-name="gr31" draw:text-style-name="P17" draw:layer="layout" svg:x1="6.207cm" svg:y1="5.381cm" svg:x2="7.651cm" svg:y2="5.381cm" draw:start-shape="id25" draw:start-glue-point="1" draw:end-shape="id20" draw:end-glue-point="3" svg:d="M6207 5381h1444" svg:viewBox="0 0 144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2:38:57.915952496</meta:creation-date>
    <dc:date>2019-04-24T18:10:00.079630704</dc:date>
    <meta:editing-duration>PT46M52S</meta:editing-duration>
    <meta:editing-cycles>8</meta:editing-cycles>
    <meta:generator>LibreOffice/6.2.2.2$Linux_X86_64 LibreOffice_project/20$Build-2</meta:generator>
    <meta:document-statistic meta:object-count="60"/>
  </office:meta>
</office:document-meta>
</file>